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E_min" table:style-name="ta1">
        <table:shapes>
          <draw:frame draw:z-index="0" draw:style-name="gr1" draw:text-style-name="P1" svg:width="159.99mm" svg:height="89.99mm" svg:x="66.2mm" svg:y="0mm">
            <loext:p draw:notify-on-update-of-ranges="aggregateDataE_min.A1:aggregateDataE_min.A1 aggregateDataE_min.A2:aggregateDataE_min.A20 aggregateDataE_min.B1:aggregateDataE_min.B1 aggregateDataE_min.B2:aggregateDataE_min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mp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32771" calcext:value-type="float">
            <text:p>1.32771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87343" calcext:value-type="float">
            <text:p>1.87343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155968" calcext:value-type="float">
            <text:p>1.55968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195019" calcext:value-type="float">
            <text:p>1.95019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361613" calcext:value-type="float">
            <text:p>3.61613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513437" calcext:value-type="float">
            <text:p>5.13437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0104" calcext:value-type="float">
            <text:p>0.00020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313568" calcext:value-type="float">
            <text:p>3.13568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179529" calcext:value-type="float">
            <text:p>0.0001795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422625" calcext:value-type="float">
            <text:p>0.0004226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11787" calcext:value-type="float">
            <text:p>0.001117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93506" calcext:value-type="float">
            <text:p>0.001935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734892" calcext:value-type="float">
            <text:p>0.0007348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45585" calcext:value-type="float">
            <text:p>0.00145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24991" calcext:value-type="float">
            <text:p>0.002249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65972" calcext:value-type="float">
            <text:p>0.01659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1223" calcext:value-type="float">
            <text:p>0.0112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85439" calcext:value-type="float">
            <text:p>0.05854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225" calcext:value-type="float">
            <text:p>1.6225</text:p>
          </table:table-cell>
        </table:table-row>
      </table:table>
      <table:named-expressions/>
      <table:database-ranges>
        <table:database-range table:name="__Anonymous_Sheet_DB__0" table:target-range-address="aggregateDataE_min.A1:aggregateDataE_min.B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00:28:22.966380122</dc:date>
    <meta:editing-duration>PT2M8S</meta:editing-duration>
    <meta:editing-cycles>1</meta:editing-cycles>
    <meta:document-statistic meta:table-count="1" meta:cell-count="4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Empty cells vs Runtime (s)</text:p>
        </chart:title>
        <chart:subtitle svg:x="7.057cm" svg:y="1.275cm" chart:style-name="ch3">
          <text:p>Best case</text:p>
        </chart:subtitle>
        <chart:plot-area chart:style-name="ch4" table:cell-range-address="aggregateDataE_min.A1:aggregateDataE_min.B20" chart:data-source-has-labels="both" svg:x="1.331cm" svg:y="2.138cm" svg:width="14.349cm" svg:height="5.701cm">
          <chartooo:coordinate-region svg:x="2.058cm" svg:y="2.338cm" svg:width="13.435cm" svg:height="4.854cm"/>
          <chart:axis chart:dimension="x" chart:name="primary-x" chart:style-name="ch5" chartooo:axis-type="auto">
            <chartooo:date-scale/>
            <chart:title svg:x="7.628cm" svg:y="8.019cm" chart:style-name="ch6">
              <text:p>Empty cells</text:p>
            </chart:title>
            <chart:categories table:cell-range-address="aggregateDataE_min.A2:aggregateDataE_min.A20"/>
          </chart:axis>
          <chart:axis chart:dimension="y" chart:name="primary-y" chart:style-name="ch5">
            <chart:title svg:x="0.451cm" svg:y="5.879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E_min.B2:aggregateDataE_min.B20" chart:label-cell-address="aggregateDataE_min.B1:aggregateDataE_min.B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aggregateDataE_min.B1:aggregateDataE_min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aggregateDataE_min.A2:aggregateDataE_min.A20</svg:desc>
                </draw:g>
              </table:table-cell>
              <table:table-cell office:value-type="float" office:value="0.0000132771">
                <text:p>0.0000132771</text:p>
                <draw:g>
                  <svg:desc>aggregateDataE_min.B2:aggregateDataE_min.B20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187343">
                <text:p>0.00001873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155968">
                <text:p>0.00001559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195019">
                <text:p>0.00001950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361613">
                <text:p>0.00003616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513437">
                <text:p>0.000051343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20104">
                <text:p>0.000201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313568">
                <text:p>0.00003135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179529">
                <text:p>0.00017952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422625">
                <text:p>0.0004226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111787">
                <text:p>0.001117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193506">
                <text:p>0.0019350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734892">
                <text:p>0.0007348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145585">
                <text:p>0.001455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24991">
                <text:p>0.0022499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165972">
                <text:p>0.016597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1223">
                <text:p>0.0112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585439">
                <text:p>0.05854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6225">
                <text:p>1.6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